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cm" table:align="margins" fo:keep-with-next="always" style:writing-mode="lr-tb"/>
    </style:style>
    <style:style style:name="Таблица2.A" style:family="table-column">
      <style:table-column-properties style:column-width="2.293cm" style:rel-column-width="8839*"/>
    </style:style>
    <style:style style:name="Таблица2.B" style:family="table-column">
      <style:table-column-properties style:column-width="3.616cm" style:rel-column-width="13939*"/>
    </style:style>
    <style:style style:name="Таблица2.C" style:family="table-column">
      <style:table-column-properties style:column-width="3.293cm" style:rel-column-width="12694*"/>
    </style:style>
    <style:style style:name="Таблица2.D" style:family="table-column">
      <style:table-column-properties style:column-width="3.498cm" style:rel-column-width="13483*"/>
    </style:style>
    <style:style style:name="Таблица2.E" style:family="table-column">
      <style:table-column-properties style:column-width="4.3cm" style:rel-column-width="1658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fo:keep-with-next="always" style:writing-mode="lr-tb"/>
    </style:style>
    <style:style style:name="Таблица3.A" style:family="table-column">
      <style:table-column-properties style:column-width="2.293cm" style:rel-column-width="8839*"/>
    </style:style>
    <style:style style:name="Таблица3.B" style:family="table-column">
      <style:table-column-properties style:column-width="3.616cm" style:rel-column-width="13939*"/>
    </style:style>
    <style:style style:name="Таблица3.C" style:family="table-column">
      <style:table-column-properties style:column-width="3.293cm" style:rel-column-width="12694*"/>
    </style:style>
    <style:style style:name="Таблица3.D" style:family="table-column">
      <style:table-column-properties style:column-width="3.498cm" style:rel-column-width="13483*"/>
    </style:style>
    <style:style style:name="Таблица3.E" style:family="table-column">
      <style:table-column-properties style:column-width="4.3cm" style:rel-column-width="16580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officeooo:paragraph-rsid="001b2536" style:font-size-asian="14pt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4pt" officeooo:rsid="0019f5f9" officeooo:paragraph-rsid="0019f5f9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fo:font-size="14pt" officeooo:rsid="001b2536" officeooo:paragraph-rsid="001b2536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fo:font-size="14pt" officeooo:rsid="001b2536" officeooo:paragraph-rsid="001b2536" style:font-size-asian="14pt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1b280f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1df6b4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1fe3b1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1b2536" style:font-size-asian="14pt" style:font-weight-asian="bold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1b280f" officeooo:paragraph-rsid="001b280f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1b280f" officeooo:paragraph-rsid="001df6b4" style:font-size-asian="14pt" style:font-weight-asian="bold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paragraph-rsid="001b2536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1b280f" officeooo:paragraph-rsid="001b280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1b280f" officeooo:paragraph-rsid="001df6b4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b280f" officeooo:paragraph-rsid="001b280f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b280f" officeooo:paragraph-rsid="001b280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1b2536" officeooo:paragraph-rsid="001b2536" style:font-size-asian="14pt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paragraph-rsid="001fe3b1" style:font-size-asian="14pt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3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officeooo:rsid="0020179b" officeooo:paragraph-rsid="0020179b" style:font-size-asian="14pt" style:font-size-complex="14pt"/>
    </style:style>
    <style:style style:name="P33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34" style:family="paragraph" style:parent-style-name="Table_20_Contents">
      <style:paragraph-properties fo:text-align="justify" style:justify-single-word="false"/>
      <style:text-properties fo:font-size="14pt" officeooo:rsid="0020179b" officeooo:paragraph-rsid="0020179b" style:font-size-asian="14pt" style:font-size-complex="14pt"/>
    </style:style>
    <style:style style:name="P35" style:family="paragraph" style:parent-style-name="Table_20_Contents">
      <style:paragraph-properties fo:text-align="justify" style:justify-single-word="false"/>
      <style:text-properties fo:font-size="14pt" officeooo:rsid="002207de" officeooo:paragraph-rsid="002207de" style:font-size-asian="14pt" style:font-size-complex="14pt"/>
    </style:style>
    <style:style style:name="P36" style:family="paragraph" style:parent-style-name="Table">
      <style:paragraph-properties fo:text-align="start" style:justify-single-word="false" fo:keep-with-next="always"/>
      <style:text-properties fo:font-size="14pt" style:font-size-asian="14pt" style:font-size-complex="14pt"/>
    </style:style>
    <style:style style:name="P3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8" style:family="paragraph" style:parent-style-name="Standard" style:list-style-name="L1">
      <style:paragraph-properties fo:line-height="150%" fo:text-align="justify" style:justify-single-word="false"/>
      <style:text-properties fo:font-size="14pt" fo:font-weight="normal" officeooo:paragraph-rsid="001b2536" style:font-size-asian="14pt" style:font-weight-asian="normal" style:font-size-complex="14pt" style:font-weight-complex="normal"/>
    </style:style>
    <style:style style:name="P39" style:family="paragraph" style:parent-style-name="Standard" style:list-style-name="L1">
      <style:paragraph-properties fo:line-height="150%" fo:text-align="justify" style:justify-single-word="false"/>
      <style:text-properties fo:font-size="14pt" fo:font-weight="normal" officeooo:paragraph-rsid="001b280f" style:font-size-asian="14pt" style:font-weight-asian="normal" style:font-size-complex="14pt" style:font-weight-complex="normal"/>
    </style:style>
    <style:style style:name="P40" style:family="paragraph" style:parent-style-name="Standard" style:list-style-name="L2">
      <style:paragraph-properties fo:line-height="150%" fo:text-align="justify" style:justify-single-word="false"/>
      <style:text-properties fo:font-size="14pt" fo:font-weight="normal" officeooo:paragraph-rsid="001b2536" style:font-size-asian="14pt" style:font-weight-asian="normal" style:font-size-complex="14pt" style:font-weight-complex="normal"/>
    </style:style>
    <style:style style:name="P41" style:family="paragraph" style:parent-style-name="Standard" style:list-style-name="L1">
      <style:paragraph-properties fo:line-height="150%" fo:text-align="justify" style:justify-single-word="false"/>
      <style:text-properties officeooo:paragraph-rsid="001b2536"/>
    </style:style>
    <style:style style:name="P42" style:family="paragraph" style:parent-style-name="Standard">
      <style:text-properties officeooo:paragraph-rsid="0023905d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officeooo:rsid="0020179b" officeooo:paragraph-rsid="0023905d" style:font-size-asian="14pt" style:font-size-complex="14pt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1b280f" style:font-size-asian="14pt" style:font-weight-asian="normal" style:font-size-complex="14pt"/>
    </style:style>
    <style:style style:name="P45" style:family="paragraph" style:parent-style-name="Table_20_Contents">
      <style:paragraph-properties fo:text-align="justify" style:justify-single-word="false"/>
      <style:text-properties fo:color="#000000" fo:font-size="14pt" officeooo:rsid="002207de" officeooo:paragraph-rsid="002207de" style:font-size-asian="14pt" style:font-size-complex="14pt"/>
    </style:style>
    <style:style style:name="P46" style:family="paragraph" style:parent-style-name="Table_20_Contents">
      <style:paragraph-properties fo:text-align="justify" style:justify-single-word="false"/>
      <style:text-properties fo:color="#000000" fo:font-size="14pt" officeooo:rsid="002207de" officeooo:paragraph-rsid="0023905d" style:font-size-asian="14pt" style:font-size-complex="14pt"/>
    </style:style>
    <style:style style:name="P47" style:family="paragraph" style:parent-style-name="Table_20_Contents">
      <style:paragraph-properties fo:text-align="justify" style:justify-single-word="false"/>
      <style:text-properties fo:color="#000000" fo:font-size="14pt" officeooo:rsid="002207de" officeooo:paragraph-rsid="0023a8d1" style:font-size-asian="14pt" style:font-size-complex="14pt"/>
    </style:style>
    <style:style style:name="P48" style:family="paragraph" style:parent-style-name="Table_20_Contents">
      <style:paragraph-properties fo:text-align="justify" style:justify-single-word="false"/>
      <style:text-properties fo:color="#000000" fo:font-size="14pt" officeooo:rsid="0023905d" officeooo:paragraph-rsid="0023905d" style:font-size-asian="14pt" style:font-size-complex="14pt"/>
    </style:style>
    <style:style style:name="P49" style:family="paragraph" style:parent-style-name="Table_20_Contents">
      <style:paragraph-properties fo:text-align="justify" style:justify-single-word="false"/>
      <style:text-properties fo:color="#000000" fo:font-size="14pt" officeooo:rsid="0023a8d1" officeooo:paragraph-rsid="0023a8d1" style:font-size-asian="14pt" style:font-size-complex="14pt"/>
    </style:style>
    <style:style style:name="P50" style:family="paragraph" style:parent-style-name="Table_20_Contents">
      <style:paragraph-properties fo:text-align="justify" style:justify-single-word="false"/>
      <style:text-properties fo:font-size="14pt" officeooo:paragraph-rsid="0023905d" style:font-size-asian="14pt" style:font-size-complex="14pt"/>
    </style:style>
    <style:style style:name="P51" style:family="paragraph" style:parent-style-name="Table_20_Contents">
      <style:paragraph-properties fo:text-align="justify" style:justify-single-word="false"/>
      <style:text-properties fo:font-size="14pt" officeooo:rsid="0020179b" officeooo:paragraph-rsid="0023905d" style:font-size-asian="14pt" style:font-size-complex="14pt"/>
    </style:style>
    <style:style style:name="P52" style:family="paragraph" style:parent-style-name="Table_20_Contents">
      <style:paragraph-properties fo:text-align="justify" style:justify-single-word="false"/>
      <style:text-properties fo:font-size="14pt" officeooo:rsid="002207de" officeooo:paragraph-rsid="0023905d" style:font-size-asian="14pt" style:font-size-complex="14pt"/>
    </style:style>
    <style:style style:name="P53" style:family="paragraph" style:parent-style-name="Table_20_Contents">
      <style:paragraph-properties fo:text-align="justify" style:justify-single-word="false"/>
      <style:text-properties fo:font-size="14pt" officeooo:rsid="002207de" officeooo:paragraph-rsid="0023a8d1" style:font-size-asian="14pt" style:font-size-complex="14pt"/>
    </style:style>
    <style:style style:name="P54" style:family="paragraph" style:parent-style-name="Table_20_Contents">
      <style:paragraph-properties fo:text-align="justify" style:justify-single-word="false"/>
      <style:text-properties fo:font-size="14pt" officeooo:rsid="0023905d" officeooo:paragraph-rsid="0023905d" style:font-size-asian="14pt" style:font-size-complex="14pt"/>
    </style:style>
    <style:style style:name="P55" style:family="paragraph" style:parent-style-name="Table_20_Contents">
      <style:paragraph-properties fo:text-align="justify" style:justify-single-word="false"/>
      <style:text-properties fo:font-size="14pt" officeooo:rsid="0023a8d1" officeooo:paragraph-rsid="0023a8d1" style:font-size-asian="14pt" style:font-size-complex="14pt"/>
    </style:style>
    <style:style style:name="P56" style:family="paragraph" style:parent-style-name="Table">
      <style:paragraph-properties fo:text-align="start" style:justify-single-word="false" fo:keep-with-next="always"/>
      <style:text-properties fo:font-size="14pt" officeooo:paragraph-rsid="0023905d" style:font-size-asian="14pt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officeooo:rsid="0019f5f9" style:font-size-asian="14pt" style:font-weight-asian="bold" style:font-size-complex="14pt"/>
    </style:style>
    <style:style style:name="T6" style:family="text">
      <style:text-properties fo:font-size="14pt" fo:font-weight="bold" officeooo:rsid="001b280f" style:font-size-asian="14pt" style:font-weight-asian="bold" style:font-size-complex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b2536" style:font-size-asian="14pt" style:font-weight-asian="normal" style:font-size-complex="14pt" style:font-weight-complex="normal"/>
    </style:style>
    <style:style style:name="T9" style:family="text">
      <style:text-properties fo:color="#000000"/>
    </style:style>
    <style:style style:name="T10" style:family="text">
      <style:text-properties fo:color="#000000" fo:font-size="14pt" fo:font-weight="bold" style:font-size-asian="14pt" style:font-weight-asian="bold" style:font-size-complex="14pt"/>
    </style:style>
    <style:style style:name="T11" style:family="text">
      <style:text-properties fo:color="#000000" fo:font-size="14pt" fo:font-weight="bold" officeooo:rsid="0019f5f9" style:font-size-asian="14pt" style:font-weight-asian="bold" style:font-size-complex="14pt"/>
    </style:style>
    <style:style style:name="T12" style:family="text">
      <style:text-properties fo:color="#000000" fo:font-size="14pt" fo:font-weight="bold" officeooo:rsid="001b2536" style:font-size-asian="14pt" style:font-weight-asian="bold" style:font-size-complex="14pt"/>
    </style:style>
    <style:style style:name="T13" style:family="text">
      <style:text-properties fo:color="#000000" fo:font-size="14pt" officeooo:rsid="0019f5f9" style:font-size-asian="14pt" style:font-size-complex="14pt"/>
    </style:style>
    <style:style style:name="T14" style:family="text">
      <style:text-properties fo:color="#000000" officeooo:rsid="0020179b"/>
    </style:style>
    <style:style style:name="T15" style:family="text">
      <style:text-properties fo:color="#000000" officeooo:rsid="0023905d"/>
    </style:style>
    <style:style style:name="T16" style:family="text">
      <style:text-properties fo:font-variant="normal" fo:text-transform="none" fo:font-size="14pt" style:font-size-asian="14pt" style:font-size-complex="14pt"/>
    </style:style>
    <style:style style:name="T17" style:family="text">
      <style:text-properties fo:font-variant="normal" fo:text-transform="none" fo:color="#000000" fo:font-size="14pt" style:font-size-asian="14pt" style:font-size-complex="14pt"/>
    </style:style>
    <style:style style:name="T18" style:family="text">
      <style:text-properties officeooo:rsid="001b2536"/>
    </style:style>
    <style:style style:name="T19" style:family="text">
      <style:text-properties officeooo:rsid="001b280f"/>
    </style:style>
    <style:style style:name="T20" style:family="text">
      <style:text-properties officeooo:rsid="001df6b4"/>
    </style:style>
    <style:style style:name="T21" style:family="text">
      <style:text-properties officeooo:rsid="001fe3b1"/>
    </style:style>
    <style:style style:name="T22" style:family="text">
      <style:text-properties officeooo:rsid="0023905d"/>
    </style:style>
    <style:style style:name="T23" style:family="text">
      <style:text-properties officeooo:rsid="0020179b"/>
    </style:style>
    <style:style style:name="T24" style:family="text">
      <style:text-properties officeooo:rsid="0023a8d1"/>
    </style:style>
    <style:style style:name="T25" style:family="text">
      <style:text-properties officeooo:rsid="001b280f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4">Кафедра </text:span><text:span text:style-name="T12">МО 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30"><text:span text:style-name="Название_20_книги"><text:span text:style-name="T1">отчет</text:span></text:span></text:p>
      <text:p text:style-name="P3"><text:span text:style-name="T4">по лабораторной работ</text:span><text:span text:style-name="T5">е №1</text:span></text:p>
      <text:p text:style-name="P3"><text:span text:style-name="T4">по дисциплине </text:span><text:span text:style-name="T10">«</text:span><text:span text:style-name="T11">Организация ЭВМ и систем</text:span><text:span text:style-name="T10">»</text:span></text:p>
      <text:p text:style-name="P3"><text:span text:style-name="Название_20_книги"><text:span text:style-name="T16">Тема: </text:span></text:span><text:span text:style-name="Название_20_книги"><text:span text:style-name="T17">Трансляции, отладка и выполнение программ на языке Ассемблера.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3">Студент гр. </text:span><text:span text:style-name="T13">9383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10">Чумак М.А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11">Ефремов М.А.</text:p>
          </table:table-cell>
        </table:table-row>
      </table:table>
      <text:p text:style-name="P8"/>
      <text:p text:style-name="P9">Санкт-Петербург</text:p>
      <text:p text:style-name="P12">2020</text:p>
      <text:p text:style-name="P29">Цель работы.</text:p>
      <text:p text:style-name="P27">Познакомиться с языком программирования Ассемблер, произвести трансляцию, отладку и выполнение программ на данном языке программирования.</text:p>
      <text:p text:style-name="P27"/>
      <text:p text:style-name="P18"><text:span text:style-name="T18">Текст задания</text:span>.</text:p>
      <text:p text:style-name="P22">Часть 1</text:p>
      <text:list xml:id="list1933176719" text:style-name="L1">
        <text:list-item>
          <text:p text:style-name="P41"><text:span text:style-name="T7">Просмотреть программу hello1.asm, которая формирует и выводит на экран приветствие пользователя с помощью функции ОС MSDOS, вызываемой через прерывание с номером 21H (команда Int 21h). Выполняемые функцией действия и задаваемые ей параметры — следующие:</text:span></text:p>
        </text:list-item>
      </text:list>
      <text:list xml:id="list1592607501" text:style-name="L2">
        <text:list-item>
          <text:p text:style-name="P40">обеспечивается вывод на экран строки символов, заканчивающейся знаком "$";</text:p>
        </text:list-item>
        <text:list-item>
          <text:p text:style-name="P40">требуется задание в регистре ah номера функции, равного 09h, а в регистре dx - смещения адреса выводимой строки;</text:p>
        </text:list-item>
        <text:list-item>
          <text:p text:style-name="P40">используется регистр ax и не сохраняется его содержимое.</text:p>
        </text:list-item>
      </text:list>
      <text:list xml:id="list114119500221260" text:continue-list="list1933176719" text:style-name="L1">
        <text:list-item>
          <text:p text:style-name="P41"><text:span text:style-name="T8">Р</text:span><text:span text:style-name="T7">азобраться в структуре и реализации каждого сегмента программы. Непонятные</text:span><text:span text:style-name="T8"> </text:span><text:span text:style-name="T7">фрагменты прояснить у преподавателя. Строку-приветствие преобразовать в соответствии со своими личными данными.</text:span></text:p>
        </text:list-item>
        <text:list-item>
          <text:p text:style-name="P38">Загрузить файл hello1.asm из каталога Задания в каталог Masm.</text:p>
        </text:list-item>
        <text:list-item>
          <text:p text:style-name="P38">Протранслировать программу с помощью строки</text:p>
          <text:p text:style-name="P38">&gt; masm hello1.asm</text:p>
          <text:p text:style-name="P38">c созданием объектного файла и файла диагностических сообщений (файла листинга). Объяснить и исправить синтаксические ошибки, если они будут обнаружены транслятором. Повторить трансляцию программы до получения объектного модуля.</text:p>
        </text:list-item>
        <text:list-item>
          <text:p text:style-name="P38">Скомпоновать загрузочный модуль с помощью строки</text:p>
          <text:p text:style-name="P38">&gt; link hello1.obj</text:p>
          <text:p text:style-name="P38">с созданием карты памяти и исполняемого файла hello1.exe.</text:p>
        </text:list-item>
        <text:list-item>
          <text:p text:style-name="P38"><text:soft-page-break/>Выполнить программу в автоматическом режиме путем набора строки</text:p>
          <text:p text:style-name="P38">&gt; hello1.exe</text:p>
          <text:p text:style-name="P38">убедиться в корректности ее работы и зафиксировать результат выполнения в протоколе.</text:p>
        </text:list-item>
        <text:list-item>
          <text:p text:style-name="P38">Запустить выполнение программы под управлением отладчика с помощью команды</text:p>
          <text:p text:style-name="P38">&gt; afd hello1.exe</text:p>
          <text:p text:style-name="P41"><text:span text:style-name="T7">Записать начальное содержимое сегментных регистров CS, DS, ES и SS. Выполнить программу в пошаговом режиме с фиксацией используемых регистров и ячеек памяти до и после выполнения каждой команды. Обычные команды выполняются по F1 (Step), а вызовы обработчиков прерываний (Int) - по F2 (StepProc), чтобы не входить внутрь обработчика прерываний. Продвижение по сегментам экранной формы отладчика выполняется с помощью клавиш F7 – F10 (up, down, left, right). Перезапуск программы в отладчике </text:span><text:span text:style-name="T8">в</text:span><text:span text:style-name="T7">ыполняется клавишей F3 (Retrieve). Выход из отладчика - по команде Quit.</text:span></text:p>
          <text:p text:style-name="P38">Результаты прогона программы под управлением отладчика должны быть представлены в виде, показанном на примере одной команды в табл.1, и подписаны преподавателем.</text:p>
          <text:p text:style-name="P39">Часть 2</text:p>
          <text:p text:style-name="P39">Выполнить пункты 1 - 7 части 1 настоящего задания применительно к программе hello2.asm, приведенной в каталоге Задания, которая выводит на экран приветствие пользователя с помощью процедуры WriteMsg, а также использует полное определение сегментов. Сравнить результаты прогона под управлением отладчика программ hello1 и hello2 и объяснить различия в размещении сегментов.</text:p>
        </text:list-item>
      </text:list>
      <text:p text:style-name="P13"><text:span text:style-name="T6">Тексты исходных файлов</text:span><text:span text:style-name="T4">.</text:span></text:p>
      <text:p text:style-name="P26">Файл hello1.asm:</text:p>
      <text:p text:style-name="P25">; HELLO1.ASM - <text:s/>упрощенная версия учебной программы лаб.раб. N1</text:p>
      <text:p text:style-name="P25">; <text:s text:c="14"/>по дисциплине "Архитектура компьютера"</text:p>
      <text:p text:style-name="P25"><text:soft-page-break/>; *****************************************************************</text:p>
      <text:p text:style-name="P25">; Назначение: Программа формирует и выводит на экран приветствие</text:p>
      <text:p text:style-name="P25">; <text:s text:c="12"/>пользователя с помощью функции ДОС "Вывод строки"</text:p>
      <text:p text:style-name="P25">; <text:s text:c="12"/>(номер 09 прерывание 21h), которая:</text:p>
      <text:p text:style-name="P25">; <text:s text:c="13"/>- обеспечивает вывод на экран строки символов,</text:p>
      <text:p text:style-name="P25">; <text:s text:c="15"/>заканчивающейся знаком "$";</text:p>
      <text:p text:style-name="P25">; <text:s text:c="13"/>- требует задания в регистре ah номера функции=09h,</text:p>
      <text:p text:style-name="P25">; <text:s text:c="15"/>а в регистре dx - <text:s/>смещения <text:s/>адреса <text:s/>выводимой</text:p>
      <text:p text:style-name="P25">; <text:s text:c="15"/>строки;</text:p>
      <text:p text:style-name="P25">; <text:s text:c="13"/>- использует регистр <text:s/>ax <text:s/>и <text:s/>не сохраняет его</text:p>
      <text:p text:style-name="P25">; <text:s text:c="15"/>содержимое.</text:p>
      <text:p text:style-name="P25">; ******************************************************************</text:p>
      <text:p text:style-name="P25"/>
      <text:p text:style-name="P25"><text:s text:c="3"/>DOSSEG <text:s text:c="37"/>; Задание сегментов под ДОС</text:p>
      <text:p text:style-name="P25"><text:s text:c="3"/>.MODEL <text:s/>SMALL <text:s text:c="30"/>; Модель памяти-SMALL(Малая)</text:p>
      <text:p text:style-name="P25"><text:s text:c="3"/>.STACK <text:s/>100h <text:s text:c="31"/>; Отвести под Стек 256 байт</text:p>
      <text:p text:style-name="P25"><text:s text:c="3"/>.DATA <text:s text:c="38"/>; Начало сегмента данных</text:p>
      <text:p text:style-name="P25">Greeting <text:s/>LABEL <text:s/>BYTE <text:s text:c="25"/>; Текст <text:s/>приветствия</text:p>
      <text:p text:style-name="P25"><text:s text:c="3"/>DB 'Вас приветствует ст.гр.7303 - Иванов И.И.',13,10,'$'</text:p>
      <text:p text:style-name="P25"><text:s text:c="3"/>.CODE <text:s text:c="31"/>; Начало сегмента кода</text:p>
      <text:p text:style-name="P25"><text:s text:c="3"/>mov <text:s/>ax, @data <text:s text:c="23"/>; Загрузка в DS адреса начала</text:p>
      <text:p text:style-name="P25"><text:s text:c="3"/>mov <text:s/>ds, ax <text:s text:c="26"/>; сегмента данных</text:p>
      <text:p text:style-name="P25"><text:s text:c="3"/>mov <text:s/>dx, OFFSET Greeting <text:s text:c="13"/>; Загрузка в dx смещения</text:p>
      <text:p text:style-name="P25"><text:s text:c="40"/>; адреса текста приветствия</text:p>
      <text:p text:style-name="P25">DisplayGreeting:</text:p>
      <text:p text:style-name="P25"><text:s text:c="3"/>mov <text:s/>ah, 9 <text:s text:c="27"/>; # функции ДОС печати строки</text:p>
      <text:p text:style-name="P25"><text:s text:c="3"/>int <text:s/>21h <text:s text:c="28"/>; вывод на экран <text:s/>приветствия</text:p>
      <text:p text:style-name="P25"><text:s text:c="3"/>mov <text:s/>ah, 4ch <text:s text:c="25"/>; # функции ДОС завершения программы</text:p>
      <text:p text:style-name="P25"><text:soft-page-break/><text:s text:c="3"/>int <text:s/>21h <text:s text:c="28"/>; завершение программы и выход в ДОС</text:p>
      <text:p text:style-name="P25"><text:s text:c="3"/>END</text:p>
      <text:p text:style-name="P25"/>
      <text:p text:style-name="P26">Файл hello2.asm</text:p>
      <text:p text:style-name="P25">; HELLO2 - Учебная программа N2 <text:s/>лаб.раб.#1 по дисциплине "Архитектура компьютера"</text:p>
      <text:p text:style-name="P25">; <text:s text:c="9"/>Программа использует процедуру для печати строки</text:p>
      <text:p text:style-name="P25">;</text:p>
      <text:p text:style-name="P25">; <text:s text:c="5"/>ТЕКСТ <text:s/>ПРОГРАММЫ</text:p>
      <text:p text:style-name="P25">EOFLine <text:s/>EQU <text:s/>'$' <text:s text:c="8"/>; Определение символьной константы</text:p>
      <text:p text:style-name="P25"><text:s text:c="26"/>; <text:s text:c="4"/>"Конец строки"</text:p>
      <text:p text:style-name="P25">; Стек <text:s/>программы</text:p>
      <text:p text:style-name="P25">AStack <text:s text:c="3"/>SEGMENT <text:s/>STACK</text:p>
      <text:p text:style-name="P25"><text:s text:c="10"/>DW 12 DUP(?) <text:s text:c="3"/>; Отводится 12 слов памяти</text:p>
      <text:p text:style-name="P25">AStack <text:s text:c="3"/>ENDS</text:p>
      <text:p text:style-name="P25">; Данные программы</text:p>
      <text:p text:style-name="P25">DATA <text:s text:c="5"/>SEGMENT</text:p>
      <text:p text:style-name="P25">; <text:s/>Директивы описания данных</text:p>
      <text:p text:style-name="P25">HELLO <text:s text:c="4"/>DB 'Hello Worlds!', 0AH, 0DH,EOFLine</text:p>
      <text:p text:style-name="P25">GREETING <text:s/>DB 'Student from 4350 - $'</text:p>
      <text:p text:style-name="P25">DATA <text:s text:c="5"/>ENDS</text:p>
      <text:p text:style-name="P25">; Код программы</text:p>
      <text:p text:style-name="P25">CODE <text:s text:c="5"/>SEGMENT</text:p>
      <text:p text:style-name="P25"><text:s text:c="10"/>ASSUME CS:Code DS:DATA SS:AStack</text:p>
      <text:p text:style-name="P25">; Процедура печати строки</text:p>
      <text:p text:style-name="P25">WriteMsg <text:s/>PROC <text:s/>NEAR</text:p>
      <text:p text:style-name="P25"><text:s text:c="10"/>mov <text:s text:c="2"/>AH,9</text:p>
      <text:p text:style-name="P25"><text:s text:c="10"/>int <text:s text:c="2"/>21h <text:s/>; Вызов функции DOS по прерыванию</text:p>
      <text:p text:style-name="P25"><text:s text:c="10"/>ret</text:p>
      <text:p text:style-name="P25">WriteMsg <text:s/>ENDP</text:p>
      <text:p text:style-name="P25"><text:soft-page-break/>; Головная процедура</text:p>
      <text:p text:style-name="P25">Main <text:s text:c="5"/>PROC <text:s/>FAR</text:p>
      <text:p text:style-name="P25"><text:s text:c="10"/>push <text:s/>DS <text:s text:c="6"/>;\ <text:s/>Сохранение адреса начала PSP в стеке</text:p>
      <text:p text:style-name="P25"><text:s text:c="10"/>sub <text:s text:c="2"/>AX,AX <text:s text:c="3"/>; &gt; для последующего восстановления по</text:p>
      <text:p text:style-name="P25"><text:s text:c="10"/>push <text:s/>AX <text:s text:c="6"/>;/ <text:s/>команде ret, завершающей процедуру.</text:p>
      <text:p text:style-name="P25"><text:s text:c="10"/>mov <text:s text:c="2"/>AX,DATA <text:s text:c="12"/>; Загрузка сегментного</text:p>
      <text:p text:style-name="P25"><text:s text:c="10"/>mov <text:s text:c="2"/>DS,AX <text:s text:c="14"/>; регистра данных.</text:p>
      <text:p text:style-name="P25"><text:s text:c="10"/>mov <text:s text:c="2"/>DX, OFFSET HELLO <text:s text:c="3"/>; Вывод на экран первой</text:p>
      <text:p text:style-name="P25"><text:s text:c="10"/>call <text:s/>WriteMsg <text:s text:c="11"/>; строки приветствия.</text:p>
      <text:p text:style-name="P25"><text:s text:c="10"/>mov <text:s text:c="2"/>DX, OFFSET GREETING ; Вывод на экран второй</text:p>
      <text:p text:style-name="P25"><text:s text:c="10"/>call <text:s/>WriteMsg <text:s text:c="11"/>; строки приветствия.</text:p>
      <text:p text:style-name="P25"><text:s text:c="10"/>ret <text:s text:c="22"/>; Выход в DOS по команде,</text:p>
      <text:p text:style-name="P25"><text:s text:c="36"/>; находящейся в 1-ом слове PSP.</text:p>
      <text:p text:style-name="P25">Main <text:s text:c="5"/>ENDP</text:p>
      <text:p text:style-name="P25">CODE <text:s text:c="5"/>ENDS</text:p>
      <text:p text:style-name="P44"><text:span text:style-name="T25"><text:s text:c="10"/>END Main</text:span></text:p>
      <text:p text:style-name="P17"><text:span text:style-name="T19">Т</text:span>ексты файлов диагностических сообщений.</text:p>
      <text:p text:style-name="P19">Файл hello1.lst</text:p>
      <text:p text:style-name="P24">Microsoft (R) Macro Assembler Version 5.10 <text:s text:c="17"/>9/21/20 19:00:12</text:p>
      <text:p text:style-name="P24">Page <text:s text:c="4"/>1-1</text:p>
      <text:p text:style-name="P23">;HELLO1.ASM - <text:s/>упрощенная версия учебной программы лаб.раб. N1</text:p>
      <text:p text:style-name="P23">; по дисциплине "Архитектура компьютера"</text:p>
      <text:p text:style-name="P24">;***************************************************************</text:p>
      <text:p text:style-name="P23">; Назначение: Программа формирует и выводит на экран приветствие</text:p>
      <text:p text:style-name="P23">; пользователя с помощью функции ДОС "Вывод строки"</text:p>
      <text:p text:style-name="P23">; (номер 09 прерывание 21h), которая:</text:p>
      <text:p text:style-name="P23">; - обеспечивает вывод на экран строки символов,</text:p>
      <text:p text:style-name="P23">;заканчивающейся знаком "$";</text:p>
      <text:p text:style-name="P23">; - требует задания в регистре ah номера функции=09h,</text:p>
      <text:p text:style-name="P23">; а в регистре dx - <text:s/>смещения <text:s/>адреса <text:s/>выводимой</text:p>
      <text:p text:style-name="P24"><text:soft-page-break/>;строки;</text:p>
      <text:p text:style-name="P24">; - использует регистр <text:s/>ax <text:s/>и <text:s/>не сохраняет его</text:p>
      <text:p text:style-name="P23">;содержимое.</text:p>
      <text:p text:style-name="P23">;************************************************************<text:tab/></text:p>
      <text:p text:style-name="P23">DOSSEG <text:s text:c="37"/></text:p>
      <text:p text:style-name="P23">; Задание сегментов под ДОС</text:p>
      <text:p text:style-name="P24">.MODEL <text:s/>SMALL <text:s text:c="30"/></text:p>
      <text:p text:style-name="P24">; Модель памяти-SMALL(Малая)</text:p>
      <text:p text:style-name="P23">.STACK <text:s/>100h <text:s text:c="31"/></text:p>
      <text:p text:style-name="P23">; Отвести под Стек 256 байт</text:p>
      <text:p text:style-name="P23">.DATA <text:s text:c="38"/></text:p>
      <text:p text:style-name="P23">; Начало сегмента данных</text:p>
      <text:p text:style-name="P23"><text:s/>0000<text:tab/>Greeting <text:s/>LABEL <text:s/>BYTE <text:s text:c="25"/></text:p>
      <text:p text:style-name="P23">; Текст <text:s/>приветствия</text:p>
      <text:p text:style-name="P24"><text:s/>0000 <text:s/>82 A0 E1 20 AF E0</text:p>
      <text:p text:style-name="P24"><text:span text:style-name="T20">\</text:span>DB 'Вас приветствует ст.гр.7303 - Иванов И.И</text:p>
      <text:p text:style-name="P23"><text:tab/><text:tab/><text:tab/><text:tab/>.',13,10,'$'</text:p>
      <text:p text:style-name="P23"><text:s text:c="7"/>A8 A2 A5 E2 E1 E2<text:tab/></text:p>
      <text:p text:style-name="P23"><text:s text:c="7"/>A2 E3 A5 E2 20 E1<text:tab/></text:p>
      <text:p text:style-name="P23"><text:s text:c="7"/>E2 2E A3 E0 2E 37<text:tab/></text:p>
      <text:p text:style-name="P23"><text:s text:c="7"/>33 30 33 20 2D 20<text:tab/></text:p>
      <text:p text:style-name="P23"><text:s text:c="7"/>88 A2 A0 AD AE A2<text:tab/></text:p>
      <text:p text:style-name="P23"><text:s text:c="7"/>20 88 2E 88 2E 0D<text:tab/></text:p>
      <text:p text:style-name="P23"><text:s text:c="7"/>0A 24<text:tab/><text:tab/><text:tab/></text:p>
      <text:p text:style-name="P23"><text:tab/><text:tab/><text:tab/><text:tab/> <text:s text:c="2"/>.CODE <text:s text:c="31"/>; Начало сегмента кода</text:p>
      <text:p text:style-name="P23"><text:s/>0000 <text:s/>B8 ---- R<text:tab/><text:tab/> <text:s text:c="2"/>mov <text:s/>ax, @data <text:s text:c="6"/>; Загрузка в DS адреса начала</text:p>
      <text:p text:style-name="P23"><text:s/>0003 <text:s/>8E D8<text:tab/><text:tab/><text:tab/> <text:s text:c="2"/>mov <text:s/>ds, ax <text:s text:c="11"/>; сегмента данных</text:p>
      <text:p text:style-name="P23"><text:s/>0005 <text:s/>BA 0000 R<text:tab/> <text:s/>mov <text:s/>dx, OFFSET Greeting; Загрузка в dx смещения</text:p>
      <text:p text:style-name="P24">#Microsoft (R) Macro Assembler Version 5.10 <text:s text:c="3"/>9/21/20 19:00:12</text:p>
      <text:p text:style-name="P23"><text:s text:c="61"/>Page <text:s text:c="4"/>1-2</text:p>
      <text:p text:style-name="P23"><text:soft-page-break/><text:tab/><text:tab/><text:tab/><text:tab/> <text:s text:c="10"/>; адреса текста приветствия</text:p>
      <text:p text:style-name="P23"><text:s/>0008<text:tab/><text:tab/><text:tab/><text:tab/>DisplayGreeting:</text:p>
      <text:p text:style-name="P23"><text:s/>0008 <text:s/>B4 09<text:tab/><text:tab/><text:tab/> <text:s text:c="2"/>mov <text:s/>ah, 9 ; # функции ДОС печати строки</text:p>
      <text:p text:style-name="P23"><text:s/>000A <text:s/>CD 21<text:tab/><text:tab/><text:tab/> <text:s text:c="2"/>int <text:s/>21h <text:s text:c="2"/>; выводна экран <text:s/>приветствия</text:p>
      <text:p text:style-name="P23"><text:s/>000C <text:s/>B4 4C<text:tab/>mov <text:s/>ah, 4ch ; # функции ДОС завершения программы</text:p>
      <text:p text:style-name="P23"><text:s/>000E <text:s/>CD 21<text:tab/> <text:s text:c="2"/>int <text:s/>21h; завершение программы и выход в ДОС</text:p>
      <text:p text:style-name="P24">END</text:p>
      <text:p text:style-name="P24">#Microsoft (R) Macro Assembler Version 5.10 <text:s text:c="3"/>9/21/20 19:00:12</text:p>
      <text:p text:style-name="P23"><text:s text:c="61"/>Symbols-1</text:p>
      <text:p text:style-name="P23">Segments and Groups:</text:p>
      <text:p text:style-name="P23"><text:s text:c="16"/>N a m e <text:s text:c="8"/><text:tab/>Length<text:tab/> Align<text:tab/>Combine Class</text:p>
      <text:p text:style-name="P23">DGROUP . . . . . . . . . . . . . <text:s/><text:tab/>GROUP</text:p>
      <text:p text:style-name="P23"><text:s text:c="2"/>_DATA <text:s/>. . . . . . . . . . . . <text:s/><text:tab/>002C<text:tab/>WORD<text:tab/>PUBLIC<text:tab/>'DATA'</text:p>
      <text:p text:style-name="P23"><text:s text:c="2"/>STACK <text:s/>. . . . . . . . . . . . <text:s/><text:tab/>0100<text:tab/>PARA<text:tab/>STACK<text:tab/>'STACK'</text:p>
      <text:p text:style-name="P23">_TEXT <text:s/>. . . . . . . . . . . . . <text:s/><text:tab/>0010<text:tab/>WORD<text:tab/>PUBLIC<text:tab/>'CODE'</text:p>
      <text:p text:style-name="P23">Symbols: <text:s text:c="11"/></text:p>
      <text:p text:style-name="P23"><text:s text:c="16"/>N a m e <text:s text:c="8"/><text:tab/>Type<text:tab/> Value<text:tab/> Attr</text:p>
      <text:p text:style-name="P23">DISPLAYGREETING <text:s/>. . . . . . . . <text:s/><text:tab/>L NEAR<text:tab/>0008<text:tab/>_TEXT</text:p>
      <text:p text:style-name="P23">GREETING . . . . . . . . . . . . <text:s/><text:tab/>L BYTE<text:tab/>0000<text:tab/>_DATA</text:p>
      <text:p text:style-name="P23">@CODE <text:s/>. . . . . . . . . . . . . <text:s/><text:tab/>TEXT <text:s/>_TEXT<text:tab/><text:tab/></text:p>
      <text:p text:style-name="P23">@CODESIZE <text:s/>. . . . . . . . . . . <text:s/><text:tab/>TEXT <text:s/>0<text:tab/><text:tab/></text:p>
      <text:p text:style-name="P23">@CPU . . . . . . . . . . . . . . <text:s/><text:tab/>TEXT <text:s/>0101h<text:tab/><text:tab/></text:p>
      <text:p text:style-name="P23">@DATASIZE <text:s/>. . . . . . . . . . . <text:s/><text:tab/>TEXT <text:s/>0<text:tab/><text:tab/></text:p>
      <text:p text:style-name="P23">@FILENAME <text:s/>. . . . . . . . . . . <text:s/><text:tab/>TEXT <text:s/>HELLO1<text:tab/><text:tab/></text:p>
      <text:p text:style-name="P23">@VERSION . . . . . . . . . . . . <text:s/><text:tab/>TEXT <text:s/>510<text:tab/><text:tab/></text:p>
      <text:p text:style-name="P23"><text:s text:c="5"/>33 Source <text:s/>Lines</text:p>
      <text:p text:style-name="P23"><text:s text:c="5"/>33 Total <text:s text:c="2"/>Lines</text:p>
      <text:p text:style-name="P23"><text:s text:c="5"/>19 Symbols</text:p>
      <text:p text:style-name="P23"><text:s text:c="2"/>47994 + 461313 Bytes symbol space free</text:p>
      <text:p text:style-name="P23"/>
      <text:p text:style-name="P23"><text:soft-page-break/><text:s text:c="6"/>0 Warning Errors</text:p>
      <text:p text:style-name="P23"><text:s text:c="6"/>0 Severe <text:s/>Errors</text:p>
      <text:p text:style-name="P20">Файл hello2.lst</text:p>
      <text:p text:style-name="P15">#Microsoft (R) Macro Assembler Version 5.10 <text:s text:c="17"/>9/21/20 19:02:22</text:p>
      <text:p text:style-name="P14"><text:s text:c="61"/>Page <text:s text:c="4"/>1-1</text:p>
      <text:p text:style-name="P14"><text:tab/><text:tab/><text:tab/>; HELLO2 - Учебная программа N2 <text:s/>лаб.раб.#1 по </text:p>
      <text:p text:style-name="P14"><text:tab/><text:tab/><text:tab/>дисциплине "Архитектура компьютера"</text:p>
      <text:p text:style-name="P14"><text:tab/><text:tab/><text:tab/>;Программа использует процедуру для печати строки</text:p>
      <text:p text:style-name="P14"><text:tab/><text:tab/><text:tab/>; ТЕКСТ <text:s/>ПРОГРАММЫ</text:p>
      <text:p text:style-name="P14"><text:s/>= 0024<text:tab/>EOFLine <text:s/>EQU <text:s/>'$' <text:s text:c="5"/>;Определение символьной константы</text:p>
      <text:p text:style-name="P14"><text:tab/><text:tab/><text:tab/><text:tab/> <text:s text:c="19"/>;"Конец строки"</text:p>
      <text:p text:style-name="P14"><text:tab/><text:tab/><text:tab/><text:tab/>; Стек <text:s/>программы</text:p>
      <text:p text:style-name="P14"><text:s/>0000<text:tab/><text:tab/><text:tab/><text:tab/>AStack <text:s text:c="3"/>SEGMENT <text:s/>STACK</text:p>
      <text:p text:style-name="P14"><text:s/>0000 <text:s/>000C[<text:tab/><text:tab/>DW 12 DUP(?) <text:s text:c="3"/>; Отводится 12 слов памяти</text:p>
      <text:p text:style-name="P14"><text:tab/> <text:s text:c="2"/>????<text:tab/><text:tab/> ]<text:tab/></text:p>
      <text:p text:style-name="P14"><text:s/>0018<text:tab/><text:tab/><text:tab/><text:tab/>AStack <text:s text:c="3"/>ENDS</text:p>
      <text:p text:style-name="P14"><text:tab/><text:tab/><text:tab/><text:tab/>; Данные программы</text:p>
      <text:p text:style-name="P14"><text:s/>0000<text:tab/><text:tab/><text:tab/><text:tab/>DATA <text:s text:c="5"/>SEGMENT</text:p>
      <text:p text:style-name="P14"><text:tab/><text:tab/><text:tab/><text:tab/>; <text:s/>Директивы описания данных</text:p>
      <text:p text:style-name="P14"><text:s/>0000 <text:s/>48 65 6C 6C 6F 20 HELLO DB 'Hello Worlds!', 0AH, 0DH,EOFLine</text:p>
      <text:p text:style-name="P14"><text:s text:c="7"/>57 6F 72 6C 64 73<text:tab/></text:p>
      <text:p text:style-name="P14"><text:s text:c="7"/>21 0A 0D 24<text:tab/><text:tab/></text:p>
      <text:p text:style-name="P14"><text:s/>0010 <text:s/>53 74 75 64 65 6E<text:tab/> GREETING <text:s/>DB 'Student from 4350 - $'</text:p>
      <text:p text:style-name="P14"><text:s text:c="7"/>74 20 66 72 6F 6D<text:tab/></text:p>
      <text:p text:style-name="P14"><text:s text:c="7"/>20 34 33 35 30 20<text:tab/></text:p>
      <text:p text:style-name="P14"><text:s text:c="7"/>2D 20 24<text:tab/><text:tab/><text:tab/></text:p>
      <text:p text:style-name="P14"><text:s/>0025<text:tab/><text:tab/><text:tab/><text:tab/>DATA <text:s text:c="5"/>ENDS</text:p>
      <text:p text:style-name="P14"><text:tab/><text:tab/><text:tab/><text:tab/>; Код программы</text:p>
      <text:p text:style-name="P14"><text:s/>0000<text:tab/><text:tab/><text:tab/><text:tab/>CODE <text:s text:c="5"/>SEGMENT</text:p>
      <text:p text:style-name="P14"><text:tab/><text:tab/><text:tab/><text:tab/> <text:s text:c="9"/>ASSUME CS:Code DS:DATA SS:AStack</text:p>
      <text:p text:style-name="P14"><text:soft-page-break/>HELLO2.ASM(28): warning A4001: Extra characters on line</text:p>
      <text:p text:style-name="P14"><text:tab/><text:tab/><text:tab/><text:tab/>; Процедура печати строки</text:p>
      <text:p text:style-name="P14"><text:s/>0000<text:tab/><text:tab/><text:tab/><text:tab/>WriteMsg <text:s/>PROC <text:s/>NEAR</text:p>
      <text:p text:style-name="P14"><text:s/>0000 <text:s/>B4 09<text:tab/><text:tab/>mov <text:s text:c="2"/>AH,9</text:p>
      <text:p text:style-name="P14"><text:s/>0002 <text:s/>CD 21<text:tab/><text:tab/>int <text:s text:c="2"/>21h <text:s/>; Вызов функции DOS по прерыванию</text:p>
      <text:p text:style-name="P14"><text:s/>0004 <text:s/>C3<text:tab/><text:tab/><text:tab/> <text:s text:c="9"/>ret</text:p>
      <text:p text:style-name="P14"><text:s/>0005<text:tab/><text:tab/><text:tab/><text:tab/>WriteMsg <text:s/>ENDP</text:p>
      <text:p text:style-name="P14"><text:tab/><text:tab/><text:tab/><text:tab/>; Головная процедура</text:p>
      <text:p text:style-name="P14"><text:s/>0005<text:tab/><text:tab/><text:tab/>Main <text:s text:c="5"/>PROC <text:s/>FAR</text:p>
      <text:p text:style-name="P14"><text:s/>0005 <text:s/>1E<text:tab/><text:tab/>push <text:s/>DS <text:s text:c="6"/>;\ <text:s/>Сохранение адреса начала PSP в стеке</text:p>
      <text:p text:style-name="P14"><text:s/>0006 <text:s/>2B C0<text:tab/>sub <text:s text:c="2"/>AX,AX <text:s text:c="3"/>; &gt; для последующего восстановления по</text:p>
      <text:p text:style-name="P15">#Microsoft (R) Macro Assembler Version 5.10 <text:s text:c="17"/>9/21/20 19:02:22</text:p>
      <text:p text:style-name="P14"><text:s text:c="61"/>Page <text:s text:c="4"/>1-2</text:p>
      <text:p text:style-name="P14"><text:s/>0008 <text:s/>50<text:tab/><text:tab/>push <text:s/>AX <text:s text:c="6"/>;/команде ret, завершающей процедуру.</text:p>
      <text:p text:style-name="P14"><text:s/>0009 <text:s/>B8 ---- R<text:tab/><text:tab/> <text:s/>mov <text:s text:c="2"/>AX,DATA <text:s text:c="12"/>; Загрузка сегментного</text:p>
      <text:p text:style-name="P14"><text:s/>000C <text:s/>8E D8<text:tab/><text:tab/><text:tab/> <text:s text:c="9"/>mov <text:s text:c="2"/>DS,AX <text:s text:c="7"/>; регистра данных.</text:p>
      <text:p text:style-name="P14"><text:s/>000E <text:s/>BA 0000 R<text:tab/> mov <text:s text:c="2"/>DX, OFFSET HELLO <text:s text:c="3"/>; Вывод на экран первой</text:p>
      <text:p text:style-name="P14"><text:s/>0011 <text:s/>E8 0000 R<text:tab/><text:tab/> <text:s text:c="9"/>call <text:s/>WriteMsg <text:s text:c="11"/>; строки приветствия.</text:p>
      <text:p text:style-name="P14"><text:s/>0014 <text:s/>BA 0010 R mov <text:s text:c="2"/>DX, OFFSET GREETING ; Вывод на экран второй</text:p>
      <text:p text:style-name="P14"><text:s/>0017 <text:s/>E8 0000 R<text:tab/><text:tab/> <text:s text:c="9"/>call <text:s/>WriteMsg <text:s text:c="11"/>; строки приветствия.</text:p>
      <text:p text:style-name="P14"><text:s/>001A <text:s/>CB<text:tab/><text:tab/><text:tab/> <text:s text:c="9"/>ret <text:s text:c="22"/>; Выход в DOS по команде,</text:p>
      <text:p text:style-name="P14"><text:tab/><text:tab/><text:tab/><text:tab/> <text:s text:c="17"/>; находящейся в 1-ом слове PSP.</text:p>
      <text:p text:style-name="P14"><text:s/>001B<text:tab/><text:tab/><text:tab/><text:tab/>Main <text:s text:c="5"/>ENDP</text:p>
      <text:p text:style-name="P14"><text:s/>001B<text:tab/><text:tab/><text:tab/><text:tab/>CODE <text:s text:c="5"/>ENDS</text:p>
      <text:p text:style-name="P16"><text:tab/><text:tab/><text:tab/><text:tab/> <text:s text:c="9"/>END Main</text:p>
      <text:p text:style-name="P16">#Microsoft (R) Macro Assembler Version 5.10 <text:s text:c="17"/>9/21/20 19:02:22</text:p>
      <text:p text:style-name="P16"><text:s text:c="61"/>Symbols-<text:span text:style-name="T21">1 </text:span></text:p>
      <text:p text:style-name="P16">Segments and Groups:</text:p>
      <text:p text:style-name="P14"><text:s text:c="16"/>N a m e <text:s text:c="8"/><text:tab/>Length<text:tab/> Align<text:tab/>Combine Class</text:p>
      <text:p text:style-name="P14">ASTACK . . . . . . . . . . . . . <text:s/><text:tab/>0018<text:tab/>PARA<text:tab/>STACK<text:tab/></text:p>
      <text:p text:style-name="P14"><text:soft-page-break/>CODE . . . . . . . . . . . . . . <text:s/><text:tab/>001B<text:tab/>PARA<text:tab/>NONE<text:tab/></text:p>
      <text:p text:style-name="P14">DATA . . . . . . . . . . . . . . <text:s/><text:tab/>0025<text:tab/>PARA<text:tab/>NONE<text:tab/></text:p>
      <text:p text:style-name="P14">Symbols: <text:s text:c="10"/></text:p>
      <text:p text:style-name="P14"><text:s text:c="16"/>N a m e <text:s text:c="8"/><text:tab/>Type<text:tab/> Value<text:tab/> Attr</text:p>
      <text:p text:style-name="P14">EOFLINE <text:s/>. . . . . . . . . . . . <text:s/><text:tab/>NUMBER<text:tab/>0024<text:tab/></text:p>
      <text:p text:style-name="P14">GREETING . . . . . . . . . . . . <text:s/><text:tab/>L BYTE<text:tab/>0010<text:tab/>DATA</text:p>
      <text:p text:style-name="P14">HELLO <text:s/>. . . . . . . . . . . . . <text:s/><text:tab/>L BYTE<text:tab/>0000<text:tab/>DATA</text:p>
      <text:p text:style-name="P14">MAIN . . . . . . . . . . . . . . <text:s/><text:tab/>F PROC<text:tab/>0005<text:tab/>CODE<text:tab/>Length = 0016</text:p>
      <text:p text:style-name="P14">WRITEMSG . . . . . . . . . . . . <text:s/><text:tab/>N PROC<text:tab/>0000<text:tab/>CODE<text:tab/>Length = 0005</text:p>
      <text:p text:style-name="P14">@CPU . . . . . . . . . . . . . . <text:s/><text:tab/>TEXT <text:s/>0101h<text:tab/><text:tab/></text:p>
      <text:p text:style-name="P14">@FILENAME <text:s/>. . . . . . . . . . . <text:s/><text:tab/>TEXT <text:s/>HELLO2<text:tab/><text:tab/></text:p>
      <text:p text:style-name="P14">@VERSION . . . . . . . . . . . . <text:s/><text:tab/>TEXT <text:s/>510<text:tab/><text:tab/></text:p>
      <text:p text:style-name="P14"><text:s text:c="5"/>51 Source <text:s/>Lines</text:p>
      <text:p text:style-name="P14"><text:s text:c="5"/>51 Total <text:s text:c="2"/>Lines</text:p>
      <text:p text:style-name="P14"><text:s text:c="5"/>13 Symbols</text:p>
      <text:p text:style-name="P14"><text:s text:c="2"/>48002 + 461305 Bytes symbol space free</text:p>
      <text:p text:style-name="P14"><text:s text:c="6"/>1 Warning Errors</text:p>
      <text:p text:style-name="P14"><text:s text:c="6"/>0 Severe <text:s/>Errors</text:p>
      <text:p text:style-name="P17">Выводы.</text:p>
      <text:p text:style-name="P21"><text:span text:style-name="T20">Было произведено знакомство</text:span> с языком программирования Ассемблер, <text:span text:style-name="T20">была выполнена</text:span> трансляци<text:span text:style-name="T20">я</text:span>, отладк<text:span text:style-name="T20">а</text:span> и выполнение программ на данном языке программирования.</text:p>
      <text:p text:style-name="P31"><text:span text:style-name="Название_20_книги"><text:span text:style-name="T2">Протокол</text:span></text:span></text:p>
      <text:p text:style-name="P28">Результаты прогона программы под управлением отладчика <text:span text:style-name="T21">были</text:span> <text:span text:style-name="T21">представлены</text:span> в виде <text:span text:style-name="T21">таблицы для программ Hello1.exe (таблица 1) и Hello2.exe (таблица 2).</text:span></text:p>
      <text:p text:style-name="P32"><text:tab/>Изначальные значения для программы Hello1.exe следующие:</text:p>
      <text:p text:style-name="P32">CS — 1A05, DS — 19F5, ES — 19F5, SS — 1A0A.</text:p>
      <text:p text:style-name="P36">Таблица <text:sequence text:ref-name="refTable0" text:name="Table" text:formula="ooow:Table+1" style:num-format="1">1</text:sequence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table:number-rows-spanned="2" office:value-type="string">
            <text:p text:style-name="P33">Адрес</text:p>
            <text:p text:style-name="P33">Команды</text:p>
          </table:table-cell>
          <table:table-cell table:style-name="Таблица2.A1" table:number-rows-spanned="2" office:value-type="string">
            <text:p text:style-name="P33">Символический</text:p>
            <text:p text:style-name="P33">код команды</text:p>
          </table:table-cell>
          <table:table-cell table:style-name="Таблица2.A1" table:number-rows-spanned="2" office:value-type="string">
            <text:p text:style-name="P34">16-ричный код команды</text:p>
          </table:table-cell>
          <table:table-cell table:style-name="Таблица2.D1" table:number-columns-spanned="2" office:value-type="string">
            <text:p text:style-name="P33">Содержимое регистров и ячеек памяти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2.D2" office:value-type="string">
            <text:p text:style-name="P34">До выполнения</text:p>
          </table:table-cell>
          <table:table-cell table:style-name="Таблица2.E2" office:value-type="string">
            <text:p text:style-name="P34">После выполнения</text:p>
          </table:table-cell>
        </table:table-row>
        <table:table-row>
          <table:table-cell table:style-name="Таблица2.D2" office:value-type="string">
            <text:p text:style-name="P35">0010</text:p>
          </table:table-cell>
          <table:table-cell table:style-name="Таблица2.D2" office:value-type="string">
            <text:p text:style-name="P35">MOV AX, 1A07</text:p>
          </table:table-cell>
          <table:table-cell table:style-name="Таблица2.D2" office:value-type="string">
            <text:p text:style-name="P35">B8071A</text:p>
          </table:table-cell>
          <table:table-cell table:style-name="Таблица2.D2" office:value-type="string">
            <text:p text:style-name="P35">(AX) <text:span text:style-name="T14">— </text:span><text:span text:style-name="T9">0000</text:span></text:p>
            <text:p text:style-name="P35">(DS) <text:span text:style-name="T14">— </text:span><text:span text:style-name="T9">19F5</text:span></text:p>
            <text:p text:style-name="P35">(IP) <text:span text:style-name="T14">— </text:span><text:span text:style-name="T9">0010</text:span></text:p>
          </table:table-cell>
          <table:table-cell table:style-name="Таблица2.E2" office:value-type="string">
            <text:p text:style-name="P35">(AX) <text:span text:style-name="T14">— </text:span><text:span text:style-name="T9">1A07</text:span></text:p>
            <text:p text:style-name="P35">(DS) <text:span text:style-name="T14">— </text:span><text:span text:style-name="T9">19F5</text:span></text:p>
            <text:p text:style-name="P35">(IP) <text:span text:style-name="T14">— </text:span><text:span text:style-name="T9">0013</text:span></text:p>
          </table:table-cell>
        </table:table-row>
        <table:table-row>
          <table:table-cell table:style-name="Таблица2.D2" office:value-type="string">
            <text:p text:style-name="P35">0013</text:p>
          </table:table-cell>
          <table:table-cell table:style-name="Таблица2.D2" office:value-type="string">
            <text:p text:style-name="P35">MOV DS, AX</text:p>
          </table:table-cell>
          <table:table-cell table:style-name="Таблица2.D2" office:value-type="string">
            <text:p text:style-name="P35">8ED8</text:p>
          </table:table-cell>
          <table:table-cell table:style-name="Таблица2.D2" office:value-type="string">
            <text:p text:style-name="P35">(AX) <text:span text:style-name="T14">— </text:span><text:span text:style-name="T9">1A07</text:span></text:p>
            <text:p text:style-name="P35">(DS) <text:span text:style-name="T14">— </text:span><text:span text:style-name="T9">19F5</text:span></text:p>
            <text:p text:style-name="P35">(IP) <text:span text:style-name="T14">— </text:span><text:span text:style-name="T9">0013</text:span></text:p>
          </table:table-cell>
          <table:table-cell table:style-name="Таблица2.E2" office:value-type="string">
            <text:p text:style-name="P35">(AX) <text:span text:style-name="T14">— </text:span><text:span text:style-name="T9">1A07</text:span></text:p>
            <text:p text:style-name="P35">(DS) <text:span text:style-name="T14">— </text:span><text:span text:style-name="T9">1A07</text:span></text:p>
            <text:p text:style-name="P35">(IP) <text:span text:style-name="T14">— </text:span><text:span text:style-name="T9">0015</text:span></text:p>
          </table:table-cell>
        </table:table-row>
        <table:table-row>
          <table:table-cell table:style-name="Таблица2.D2" office:value-type="string">
            <text:p text:style-name="P35">0015</text:p>
          </table:table-cell>
          <table:table-cell table:style-name="Таблица2.D2" office:value-type="string">
            <text:p text:style-name="P35">MOV DX, 0000</text:p>
          </table:table-cell>
          <table:table-cell table:style-name="Таблица2.D2" office:value-type="string">
            <text:p text:style-name="P35">BA0000</text:p>
          </table:table-cell>
          <table:table-cell table:style-name="Таблица2.D2" office:value-type="string">
            <text:p text:style-name="P35">(AX) <text:span text:style-name="T14">— </text:span><text:span text:style-name="T9">1A07</text:span></text:p>
            <text:p text:style-name="P35">(DS) <text:span text:style-name="T14">— </text:span><text:span text:style-name="T9">1A07</text:span></text:p>
            <text:p text:style-name="P35"><text:span text:style-name="T9">(IP) </text:span><text:span text:style-name="T14">— </text:span><text:span text:style-name="T9">0015</text:span></text:p>
          </table:table-cell>
          <table:table-cell table:style-name="Таблица2.E2" office:value-type="string">
            <text:p text:style-name="P35">(AX) <text:span text:style-name="T14">— </text:span><text:span text:style-name="T9">1A07</text:span></text:p>
            <text:p text:style-name="P35">(DS) <text:span text:style-name="T14">— </text:span><text:span text:style-name="T9">1A07</text:span></text:p>
            <text:p text:style-name="P35"><text:span text:style-name="T9">(IP) </text:span><text:span text:style-name="T14">— </text:span><text:span text:style-name="T9">0018</text:span></text:p>
          </table:table-cell>
        </table:table-row>
        <table:table-row>
          <table:table-cell table:style-name="Таблица2.D2" office:value-type="string">
            <text:p text:style-name="P35">0018</text:p>
          </table:table-cell>
          <table:table-cell table:style-name="Таблица2.D2" office:value-type="string">
            <text:p text:style-name="P35">MOV AH, 09</text:p>
          </table:table-cell>
          <table:table-cell table:style-name="Таблица2.D2" office:value-type="string">
            <text:p text:style-name="P35">B409</text:p>
          </table:table-cell>
          <table:table-cell table:style-name="Таблица2.D2" office:value-type="string">
            <text:p text:style-name="P35">(AX) <text:span text:style-name="T14">— </text:span><text:span text:style-name="T9">1A07</text:span></text:p>
            <text:p text:style-name="P35">(DS) <text:span text:style-name="T14">— </text:span><text:span text:style-name="T9">1A07</text:span></text:p>
            <text:p text:style-name="P35"><text:span text:style-name="T9">(IP) </text:span><text:span text:style-name="T14">— </text:span><text:span text:style-name="T9">0018</text:span></text:p>
          </table:table-cell>
          <table:table-cell table:style-name="Таблица2.E2" office:value-type="string">
            <text:p text:style-name="P35">(AX) <text:span text:style-name="T14">— </text:span><text:span text:style-name="T9">0907</text:span></text:p>
            <text:p text:style-name="P35">(DS) <text:span text:style-name="T14">— </text:span><text:span text:style-name="T9">1A07</text:span></text:p>
            <text:p text:style-name="P35"><text:span text:style-name="T9">(IP) </text:span><text:span text:style-name="T14">— </text:span><text:span text:style-name="T9">001A</text:span></text:p>
          </table:table-cell>
        </table:table-row>
        <table:table-row>
          <table:table-cell table:style-name="Таблица2.D2" office:value-type="string">
            <text:p text:style-name="P35">001A</text:p>
          </table:table-cell>
          <table:table-cell table:style-name="Таблица2.D2" office:value-type="string">
            <text:p text:style-name="P35">INT 21</text:p>
          </table:table-cell>
          <table:table-cell table:style-name="Таблица2.D2" office:value-type="string">
            <text:p text:style-name="P35">CD21</text:p>
          </table:table-cell>
          <table:table-cell table:style-name="Таблица2.D2" office:value-type="string">
            <text:p text:style-name="P35">(AX) <text:span text:style-name="T14">— </text:span><text:span text:style-name="T9">0907</text:span></text:p>
            <text:p text:style-name="P35">(DS) <text:span text:style-name="T14">— </text:span><text:span text:style-name="T9">1A07</text:span></text:p>
            <text:p text:style-name="P35"><text:span text:style-name="T9">(IP) </text:span><text:span text:style-name="T14">— </text:span><text:span text:style-name="T9">001A</text:span></text:p>
          </table:table-cell>
          <table:table-cell table:style-name="Таблица2.E2" office:value-type="string">
            <text:p text:style-name="P35">(AX) <text:span text:style-name="T14">— </text:span><text:span text:style-name="T9">0907</text:span></text:p>
            <text:p text:style-name="P35">(DS) <text:span text:style-name="T14">— </text:span><text:span text:style-name="T9">1A07</text:span></text:p>
            <text:p text:style-name="P35"><text:span text:style-name="T9">(IP) </text:span><text:span text:style-name="T14">— </text:span><text:span text:style-name="T9">001C</text:span></text:p>
          </table:table-cell>
        </table:table-row>
        <table:table-row>
          <table:table-cell table:style-name="Таблица2.D2" office:value-type="string">
            <text:p text:style-name="P35">001C</text:p>
          </table:table-cell>
          <table:table-cell table:style-name="Таблица2.D2" office:value-type="string">
            <text:p text:style-name="P35">MOV AH, 4C</text:p>
          </table:table-cell>
          <table:table-cell table:style-name="Таблица2.D2" office:value-type="string">
            <text:p text:style-name="P35">B44C</text:p>
          </table:table-cell>
          <table:table-cell table:style-name="Таблица2.D2" office:value-type="string">
            <text:p text:style-name="P35">(AX) <text:span text:style-name="T14">— </text:span><text:span text:style-name="T9">0907</text:span></text:p>
            <text:p text:style-name="P35">(DS) <text:span text:style-name="T14">— </text:span><text:span text:style-name="T9">1A07</text:span></text:p>
            <text:p text:style-name="P35"><text:span text:style-name="T9">(IP) </text:span><text:span text:style-name="T14">— </text:span><text:span text:style-name="T9">001C</text:span></text:p>
          </table:table-cell>
          <table:table-cell table:style-name="Таблица2.E2" office:value-type="string">
            <text:p text:style-name="P35">(AX) <text:span text:style-name="T14">— </text:span><text:span text:style-name="T9">4C07</text:span></text:p>
            <text:p text:style-name="P35">(DS) <text:span text:style-name="T14">— </text:span><text:span text:style-name="T9">1A07</text:span></text:p>
            <text:p text:style-name="P35"><text:span text:style-name="T9">(IP) </text:span><text:span text:style-name="T14">— </text:span><text:span text:style-name="T9">001E</text:span></text:p>
          </table:table-cell>
        </table:table-row>
        <table:table-row>
          <table:table-cell table:style-name="Таблица2.D2" office:value-type="string">
            <text:p text:style-name="P45">001E</text:p>
          </table:table-cell>
          <table:table-cell table:style-name="Таблица2.D2" office:value-type="string">
            <text:p text:style-name="P35">INT 21</text:p>
          </table:table-cell>
          <table:table-cell table:style-name="Таблица2.D2" office:value-type="string">
            <text:p text:style-name="P35">CD21</text:p>
          </table:table-cell>
          <table:table-cell table:style-name="Таблица2.D2" office:value-type="string">
            <text:p text:style-name="P35">(AX) <text:span text:style-name="T14">— </text:span><text:span text:style-name="T9">4C07</text:span></text:p>
            <text:p text:style-name="P35">(DS) <text:span text:style-name="T14">— </text:span><text:span text:style-name="T9">1A07</text:span></text:p>
            <text:p text:style-name="P35"><text:span text:style-name="T9">(IP) </text:span><text:span text:style-name="T14">— </text:span><text:span text:style-name="T9">001E</text:span></text:p>
          </table:table-cell>
          <table:table-cell table:style-name="Таблица2.E2" office:value-type="string">
            <text:p text:style-name="P45"/>
          </table:table-cell>
        </table:table-row>
      </table:table>
      <text:p text:style-name="P43"/>
      <text:p text:style-name="P43">Изначальные значения для программы Hello<text:span text:style-name="T22">2</text:span>.exe следующие:</text:p>
      <text:p text:style-name="P43">CS — 1A0<text:span text:style-name="T22">A</text:span>, DS — 19F5, ES — 19F5, SS — 1A0<text:span text:style-name="T22">5</text:span>.</text:p>
      <text:p text:style-name="P56"><text:soft-page-break/>Таблица <text:sequence text:ref-name="refTable1" text:name="Table" text:formula="ooow:Table+1" style:num-format="1">2</text:sequenc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table:number-rows-spanned="2" office:value-type="string">
            <text:p text:style-name="P50">Адрес</text:p>
            <text:p text:style-name="P50">Команды</text:p>
          </table:table-cell>
          <table:table-cell table:style-name="Таблица3.A1" table:number-rows-spanned="2" office:value-type="string">
            <text:p text:style-name="P50">Символический</text:p>
            <text:p text:style-name="P50">код команды</text:p>
          </table:table-cell>
          <table:table-cell table:style-name="Таблица3.A1" table:number-rows-spanned="2" office:value-type="string">
            <text:p text:style-name="P51">16-ричный код команды</text:p>
          </table:table-cell>
          <table:table-cell table:style-name="Таблица3.D1" table:number-columns-spanned="2" office:value-type="string">
            <text:p text:style-name="P50">Содержимое регистров и ячеек памяти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3.D2" office:value-type="string">
            <text:p text:style-name="P51">До выполнения</text:p>
          </table:table-cell>
          <table:table-cell table:style-name="Таблица3.E2" office:value-type="string">
            <text:p text:style-name="P51">После выполнения</text:p>
          </table:table-cell>
        </table:table-row>
        <table:table-row>
          <table:table-cell table:style-name="Таблица3.D2" office:value-type="string">
            <text:p text:style-name="P52">00<text:span text:style-name="T22">05</text:span></text:p>
          </table:table-cell>
          <table:table-cell table:style-name="Таблица3.D2" office:value-type="string">
            <text:p text:style-name="P54">PUSH DS</text:p>
          </table:table-cell>
          <table:table-cell table:style-name="Таблица3.D2" office:value-type="string">
            <text:p text:style-name="P54">1E</text:p>
          </table:table-cell>
          <table:table-cell table:style-name="Таблица3.D2" office:value-type="string">
            <text:p text:style-name="P52">(AX) <text:span text:style-name="T14">— </text:span><text:span text:style-name="T9">0000</text:span></text:p>
            <text:p text:style-name="P52">(DS) <text:span text:style-name="T14">— </text:span><text:span text:style-name="T9">19F5</text:span></text:p>
            <text:p text:style-name="P52">(IP) <text:span text:style-name="T14">— </text:span><text:span text:style-name="T9">00</text:span><text:span text:style-name="T15">05</text:span></text:p>
          </table:table-cell>
          <table:table-cell table:style-name="Таблица3.E2" office:value-type="string">
            <text:p text:style-name="P52">(AX) <text:span text:style-name="T14">— </text:span><text:span text:style-name="T15">0000</text:span></text:p>
            <text:p text:style-name="P52">(DS) <text:span text:style-name="T14">— </text:span><text:span text:style-name="T9">19F5</text:span></text:p>
            <text:p text:style-name="P52">(IP) <text:span text:style-name="T14">— </text:span><text:span text:style-name="T9">00</text:span><text:span text:style-name="T15">06</text:span></text:p>
          </table:table-cell>
        </table:table-row>
        <table:table-row>
          <table:table-cell table:style-name="Таблица3.D2" office:value-type="string">
            <text:p text:style-name="P54">0006</text:p>
          </table:table-cell>
          <table:table-cell table:style-name="Таблица3.D2" office:value-type="string">
            <text:p text:style-name="P54">SUB AX, AX</text:p>
          </table:table-cell>
          <table:table-cell table:style-name="Таблица3.D2" office:value-type="string">
            <text:p text:style-name="P54">2BC0</text:p>
          </table:table-cell>
          <table:table-cell table:style-name="Таблица3.D2" office:value-type="string">
            <text:p text:style-name="P52">(AX) <text:span text:style-name="T14">— </text:span><text:span text:style-name="T15">0000</text:span></text:p>
            <text:p text:style-name="P52">(DS) <text:span text:style-name="T14">— </text:span><text:span text:style-name="T9">19F5</text:span></text:p>
            <text:p text:style-name="P52"><text:span text:style-name="T9">(IP) </text:span><text:span text:style-name="T14">— </text:span><text:span text:style-name="T9">00</text:span><text:span text:style-name="T15">06</text:span></text:p>
          </table:table-cell>
          <table:table-cell table:style-name="Таблица3.E2" office:value-type="string">
            <text:p text:style-name="P52">(AX) <text:span text:style-name="T14">— </text:span><text:span text:style-name="T15">0000</text:span></text:p>
            <text:p text:style-name="P52">(DS) <text:span text:style-name="T14">— </text:span><text:span text:style-name="T9">19F5</text:span></text:p>
            <text:p text:style-name="P52"><text:span text:style-name="T9">(IP) </text:span><text:span text:style-name="T14">— </text:span><text:span text:style-name="T9">00</text:span><text:span text:style-name="T15">08</text:span></text:p>
          </table:table-cell>
        </table:table-row>
        <table:table-row>
          <table:table-cell table:style-name="Таблица3.D2" office:value-type="string">
            <text:p text:style-name="P54">0008</text:p>
          </table:table-cell>
          <table:table-cell table:style-name="Таблица3.D2" office:value-type="string">
            <text:p text:style-name="P54">PUSH AX</text:p>
          </table:table-cell>
          <table:table-cell table:style-name="Таблица3.D2" office:value-type="string">
            <text:p text:style-name="P54">50</text:p>
          </table:table-cell>
          <table:table-cell table:style-name="Таблица3.D2" office:value-type="string">
            <text:p text:style-name="P52">(AX) <text:span text:style-name="T14">— </text:span><text:span text:style-name="T15">0000</text:span></text:p>
            <text:p text:style-name="P52">(DS) <text:span text:style-name="T14">— </text:span><text:span text:style-name="T9">19F5</text:span></text:p>
            <text:p text:style-name="P52"><text:span text:style-name="T9">(IP) </text:span><text:span text:style-name="T14">— </text:span><text:span text:style-name="T9">00</text:span><text:span text:style-name="T15">08</text:span></text:p>
          </table:table-cell>
          <table:table-cell table:style-name="Таблица3.E2" office:value-type="string">
            <text:p text:style-name="P52">(AX) <text:span text:style-name="T14">— </text:span><text:span text:style-name="T15">0000</text:span></text:p>
            <text:p text:style-name="P52">(DS) <text:span text:style-name="T14">— </text:span><text:span text:style-name="T9">19F5</text:span></text:p>
            <text:p text:style-name="P52"><text:span text:style-name="T9">(IP) </text:span><text:span text:style-name="T14">— </text:span><text:span text:style-name="T9">00</text:span><text:span text:style-name="T15">09</text:span></text:p>
          </table:table-cell>
        </table:table-row>
        <table:table-row>
          <table:table-cell table:style-name="Таблица3.D2" office:value-type="string">
            <text:p text:style-name="P54">0009</text:p>
          </table:table-cell>
          <table:table-cell table:style-name="Таблица3.D2" office:value-type="string">
            <text:p text:style-name="P54">MOV AX, 1A07</text:p>
          </table:table-cell>
          <table:table-cell table:style-name="Таблица3.D2" office:value-type="string">
            <text:p text:style-name="P54">B8071A</text:p>
          </table:table-cell>
          <table:table-cell table:style-name="Таблица3.D2" office:value-type="string">
            <text:p text:style-name="P52">(AX) <text:span text:style-name="T14">— </text:span><text:span text:style-name="T15">0000</text:span></text:p>
            <text:p text:style-name="P52">(DS) <text:span text:style-name="T14">— </text:span><text:span text:style-name="T9">19F5</text:span></text:p>
            <text:p text:style-name="P52"><text:span text:style-name="T9">(IP) </text:span><text:span text:style-name="T14">— </text:span><text:span text:style-name="T9">00</text:span><text:span text:style-name="T15">09</text:span></text:p>
          </table:table-cell>
          <table:table-cell table:style-name="Таблица3.E2" office:value-type="string">
            <text:p text:style-name="P52">(AX) <text:span text:style-name="T14">— </text:span><text:span text:style-name="T15">1A07</text:span></text:p>
            <text:p text:style-name="P52">(DS) <text:span text:style-name="T14">— </text:span><text:span text:style-name="T9">19F5</text:span></text:p>
            <text:p text:style-name="P52"><text:span text:style-name="T9">(IP) </text:span><text:span text:style-name="T14">— </text:span><text:span text:style-name="T9">00</text:span><text:span text:style-name="T15">0C</text:span></text:p>
          </table:table-cell>
        </table:table-row>
        <table:table-row>
          <table:table-cell table:style-name="Таблица3.D2" office:value-type="string">
            <text:p text:style-name="P54">000C</text:p>
          </table:table-cell>
          <table:table-cell table:style-name="Таблица3.D2" office:value-type="string">
            <text:p text:style-name="P54">MOV DS, AX</text:p>
          </table:table-cell>
          <table:table-cell table:style-name="Таблица3.D2" office:value-type="string">
            <text:p text:style-name="P54">8ED8</text:p>
          </table:table-cell>
          <table:table-cell table:style-name="Таблица3.D2" office:value-type="string">
            <text:p text:style-name="P52">(AX) <text:span text:style-name="T14">— </text:span><text:span text:style-name="T15">1A07</text:span></text:p>
            <text:p text:style-name="P52">(DS) <text:span text:style-name="T14">— </text:span><text:span text:style-name="T9">19F5</text:span></text:p>
            <text:p text:style-name="P52"><text:span text:style-name="T9">(IP) </text:span><text:span text:style-name="T14">— </text:span><text:span text:style-name="T9">00</text:span><text:span text:style-name="T15">0C</text:span></text:p>
          </table:table-cell>
          <table:table-cell table:style-name="Таблица3.E2" office:value-type="string">
            <text:p text:style-name="P52">(AX) <text:span text:style-name="T14">— </text:span><text:span text:style-name="T15">1A07</text:span></text:p>
            <text:p text:style-name="P52">(DS) <text:span text:style-name="T14">— </text:span><text:span text:style-name="T15">1A07</text:span></text:p>
            <text:p text:style-name="P52"><text:span text:style-name="T9">(IP) </text:span><text:span text:style-name="T14">— </text:span><text:span text:style-name="T9">00</text:span><text:span text:style-name="T15">0E</text:span></text:p>
          </table:table-cell>
        </table:table-row>
        <table:table-row>
          <table:table-cell table:style-name="Таблица3.D2" office:value-type="string">
            <text:p text:style-name="P54">000E</text:p>
          </table:table-cell>
          <table:table-cell table:style-name="Таблица3.D2" office:value-type="string">
            <text:p text:style-name="P54">MOV DX, 0000</text:p>
          </table:table-cell>
          <table:table-cell table:style-name="Таблица3.D2" office:value-type="string">
            <text:p text:style-name="P54">BA0000</text:p>
          </table:table-cell>
          <table:table-cell table:style-name="Таблица3.D2" office:value-type="string">
            <text:p text:style-name="P52">(AX) <text:span text:style-name="T14">— </text:span><text:span text:style-name="T15">1A07</text:span></text:p>
            <text:p text:style-name="P52">(DS) <text:span text:style-name="T14">— </text:span><text:span text:style-name="T15">1A07</text:span></text:p>
            <text:p text:style-name="P52"><text:span text:style-name="T9">(IP) </text:span><text:span text:style-name="T14">— </text:span><text:span text:style-name="T9">00</text:span><text:span text:style-name="T15">0E</text:span></text:p>
          </table:table-cell>
          <table:table-cell table:style-name="Таблица3.E2" office:value-type="string">
            <text:p text:style-name="P52">(AX) <text:span text:style-name="T14">— </text:span><text:span text:style-name="T15">1A07</text:span></text:p>
            <text:p text:style-name="P52">(DS) <text:span text:style-name="T14">— </text:span><text:span text:style-name="T15">1A07</text:span></text:p>
            <text:p text:style-name="P52"><text:span text:style-name="T9">(IP) </text:span><text:span text:style-name="T14">— </text:span><text:span text:style-name="T9">00</text:span><text:span text:style-name="T15">11</text:span></text:p>
          </table:table-cell>
        </table:table-row>
        <table:table-row>
          <table:table-cell table:style-name="Таблица3.D2" office:value-type="string">
            <text:p text:style-name="P48">0011</text:p>
          </table:table-cell>
          <table:table-cell table:style-name="Таблица3.D2" office:value-type="string">
            <text:p text:style-name="P54">CALL 0000</text:p>
          </table:table-cell>
          <table:table-cell table:style-name="Таблица3.D2" office:value-type="string">
            <text:p text:style-name="P54">E8ECFF</text:p>
          </table:table-cell>
          <table:table-cell table:style-name="Таблица3.D2" office:value-type="string">
            <text:p text:style-name="P52">(AX) <text:span text:style-name="T14">— </text:span><text:span text:style-name="T15">1A07</text:span></text:p>
            <text:p text:style-name="P52">(DS) <text:span text:style-name="T14">— </text:span><text:span text:style-name="T15">1A07</text:span></text:p>
            <text:p text:style-name="P52"><text:span text:style-name="T9">(IP) </text:span><text:span text:style-name="T14">— </text:span><text:span text:style-name="T9">00</text:span><text:span text:style-name="T15">11</text:span></text:p>
          </table:table-cell>
          <table:table-cell table:style-name="Таблица3.E2" office:value-type="string">
            <text:p text:style-name="P52">(AX) <text:span text:style-name="T14">— </text:span><text:span text:style-name="T15">0907</text:span></text:p>
            <text:p text:style-name="P52">(DS) <text:span text:style-name="T14">— </text:span><text:span text:style-name="T15">1A07</text:span></text:p>
            <text:p text:style-name="P46">(IP) <text:span text:style-name="T23">— </text:span>00<text:span text:style-name="T22">14</text:span></text:p>
          </table:table-cell>
        </table:table-row>
        <table:table-row>
          <table:table-cell table:style-name="Таблица3.D2" office:value-type="string">
            <text:p text:style-name="P49">0014</text:p>
          </table:table-cell>
          <table:table-cell table:style-name="Таблица3.D2" office:value-type="string">
            <text:p text:style-name="P55">MOV DX, 0010</text:p>
          </table:table-cell>
          <table:table-cell table:style-name="Таблица3.D2" office:value-type="string">
            <text:p text:style-name="P55">BA1000</text:p>
          </table:table-cell>
          <table:table-cell table:style-name="Таблица3.D2" office:value-type="string">
            <text:p text:style-name="P53">(AX) <text:span text:style-name="T14">— </text:span><text:span text:style-name="T15">0907</text:span></text:p>
            <text:p text:style-name="P53">(DS) <text:span text:style-name="T14">— </text:span><text:span text:style-name="T15">1A07</text:span></text:p>
            <text:p text:style-name="P47">(IP) <text:span text:style-name="T23">— </text:span>00<text:span text:style-name="T22">14</text:span></text:p>
          </table:table-cell>
          <table:table-cell table:style-name="Таблица3.E2" office:value-type="string">
            <text:p text:style-name="P53">(AX) <text:span text:style-name="T14">— </text:span><text:span text:style-name="T15">0907</text:span></text:p>
            <text:p text:style-name="P53">(DS) <text:span text:style-name="T14">— </text:span><text:span text:style-name="T15">1A07</text:span></text:p>
            <text:p text:style-name="P47">(IP) <text:span text:style-name="T23">— </text:span>00<text:span text:style-name="T22">17</text:span></text:p>
          </table:table-cell>
        </table:table-row>
        <table:table-row>
          <table:table-cell table:style-name="Таблица3.D2" office:value-type="string">
            <text:p text:style-name="P49">0017</text:p>
          </table:table-cell>
          <table:table-cell table:style-name="Таблица3.D2" office:value-type="string">
            <text:p text:style-name="P55">CALL 0000</text:p>
          </table:table-cell>
          <table:table-cell table:style-name="Таблица3.D2" office:value-type="string">
            <text:p text:style-name="P55">E8E6FF</text:p>
          </table:table-cell>
          <table:table-cell table:style-name="Таблица3.D2" office:value-type="string">
            <text:p text:style-name="P53">(AX) <text:span text:style-name="T14">— </text:span><text:span text:style-name="T15">0907</text:span></text:p>
            <text:p text:style-name="P53">(DS) <text:span text:style-name="T14">— </text:span><text:span text:style-name="T15">1A07</text:span></text:p>
            <text:p text:style-name="P47">(IP) <text:span text:style-name="T23">— </text:span>00<text:span text:style-name="T22">17</text:span></text:p>
          </table:table-cell>
          <table:table-cell table:style-name="Таблица3.E2" office:value-type="string">
            <text:p text:style-name="P53">(AX) <text:span text:style-name="T14">— </text:span><text:span text:style-name="T15">0907</text:span></text:p>
            <text:p text:style-name="P53">(DS) <text:span text:style-name="T14">— </text:span><text:span text:style-name="T15">1A07</text:span></text:p>
            <text:p text:style-name="P47">(IP) <text:span text:style-name="T23">— </text:span>00<text:span text:style-name="T22">1A</text:span></text:p>
          </table:table-cell>
        </table:table-row>
        <table:table-row>
          <table:table-cell table:style-name="Таблица3.D2" office:value-type="string">
            <text:p text:style-name="P49">001A</text:p>
          </table:table-cell>
          <table:table-cell table:style-name="Таблица3.D2" office:value-type="string">
            <text:p text:style-name="P55">RET Far</text:p>
          </table:table-cell>
          <table:table-cell table:style-name="Таблица3.D2" office:value-type="string">
            <text:p text:style-name="P55">CB</text:p>
          </table:table-cell>
          <table:table-cell table:style-name="Таблица3.D2" office:value-type="string">
            <text:p text:style-name="P53">(AX) <text:span text:style-name="T14">— </text:span><text:span text:style-name="T15">0907</text:span></text:p>
            <text:p text:style-name="P53">(DS) <text:span text:style-name="T14">— </text:span><text:span text:style-name="T15">1A07</text:span></text:p>
            <text:p text:style-name="P47">(IP) <text:span text:style-name="T23">— </text:span>00<text:span text:style-name="T22">1A</text:span></text:p>
          </table:table-cell>
          <table:table-cell table:style-name="Таблица3.E2" office:value-type="string">
            <text:p text:style-name="P53">(AX) <text:span text:style-name="T14">— </text:span><text:span text:style-name="T15">0907</text:span></text:p>
            <text:p text:style-name="P53">(DS) <text:span text:style-name="T14">— </text:span><text:span text:style-name="T15">1A07</text:span></text:p>
            <text:p text:style-name="P47">(IP) <text:span text:style-name="T23">— </text:span>00<text:span text:style-name="T24">00</text:span></text:p>
          </table:table-cell>
        </table:table-row>
        <table:table-row>
          <table:table-cell table:style-name="Таблица3.D2" office:value-type="string">
            <text:p text:style-name="P49">0000</text:p>
          </table:table-cell>
          <table:table-cell table:style-name="Таблица3.D2" office:value-type="string">
            <text:p text:style-name="P55">INT 20</text:p>
          </table:table-cell>
          <table:table-cell table:style-name="Таблица3.D2" office:value-type="string">
            <text:p text:style-name="P55">CD20</text:p>
          </table:table-cell>
          <table:table-cell table:style-name="Таблица3.D2" office:value-type="string">
            <text:p text:style-name="P53">(AX) <text:span text:style-name="T14">— </text:span><text:span text:style-name="T15">0907</text:span></text:p>
            <text:p text:style-name="P53">(DS) <text:span text:style-name="T14">— </text:span><text:span text:style-name="T15">1A07</text:span></text:p>
            <text:p text:style-name="P47">(IP) <text:span text:style-name="T23">— </text:span>00<text:span text:style-name="T24">00</text:span></text:p>
          </table:table-cell>
          <table:table-cell table:style-name="Таблица3.E2" office:value-type="string">
            <text:p text:style-name="P53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3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20-09-22T11:41:17.794318224</dc:date>
    <meta:print-date>2015-07-17T12:06:00</meta:print-date>
    <meta:editing-cycles>7</meta:editing-cycles>
    <meta:editing-duration>PT23M7S</meta:editing-duration>
    <meta:generator>LibreOffice/6.0.7.3$Linux_X86_64 LibreOffice_project/00m0$Build-3</meta:generator>
    <meta:document-statistic meta:table-count="3" meta:image-count="0" meta:object-count="0" meta:page-count="13" meta:paragraph-count="450" meta:word-count="2249" meta:character-count="15012" meta:non-whitespace-character-count="10584"/>
  </office:meta>
</office:document-meta>
</file>